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style:font-size-asian="12pt" style:font-name-complex="Arial1" style:font-size-complex="12pt"/>
    </style:style>
    <style:style style:name="P2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494cm" loext:contextual-spacing="false" fo:line-height="100%" style:page-number="auto" fo:background-color="#ffffff"/>
    </style:style>
    <style:style style:name="P4" style:family="paragraph" style:parent-style-name="Standard">
      <style:paragraph-properties fo:margin-top="0.423cm" fo:margin-bottom="0.282cm" loext:contextual-spacing="false"/>
    </style:style>
    <style:style style:name="T1" style:family="text">
      <style:text-properties fo:color="#000000"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2" style:family="text">
      <style:text-properties fo:color="#000000" style:font-name="Arial" fo:font-size="12pt" style:font-size-asian="12pt" style:font-name-complex="Arial1" style:font-size-complex="12pt"/>
    </style:style>
    <style:style style:name="T3" style:family="text">
      <style:text-properties fo:color="#000000" style:font-name="Arial" fo:font-size="12pt" officeooo:rsid="00111d22" style:font-size-asian="12pt" style:font-name-complex="Arial1" style:font-size-complex="12pt"/>
    </style:style>
    <style:style style:name="T4" style:family="text">
      <style:text-properties fo:color="#000000"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5" style:family="text"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ome: Giovani Heineck Chiele</text:span></text:p>
      <text:p text:style-name="P2"><text:span text:style-name="T1">Projeto Web IV - Sistema web biblioteca</text:span></text:p>
      <text:p text:style-name="Standard"><text:span text:style-name="T2">Classes:Usuario, Reserva, Emprestimo, Livro, Exemplar.</text:span></text:p>
      <text:p text:style-name="P1"/>
      <text:p text:style-name="Standard"><text:span text:style-name="T2">CRUDs básicos: <text:s/>Livro, Usuário </text:span></text:p>
      <text:p text:style-name="Standard"><text:span text:style-name="T2">CRUD complexo: Empréstimo</text:span></text:p>
      <text:p text:style-name="P1"/>
      <text:p text:style-name="Standard"><text:span text:style-name="T5">Lista requisitos macros:</text:span></text:p>
      <text:p text:style-name="Standard"><text:span text:style-name="T2">**************************************************************************************** </text:span></text:p>
      <text:p text:style-name="Standard"><text:span text:style-name="T5">Usuário:</text:span><text:span text:style-name="T2"> cadastrar usuário, listar dados do usuário, alterar dados do usuário, inativar usuário, ativar usuário e resetar senha de acesso; </text:span></text:p>
      <text:p text:style-name="Standard"><text:span text:style-name="T2">*Somente o bibliotecário tem permissão para reativar o usuário;</text:span></text:p>
      <text:p text:style-name="Standard"><text:span text:style-name="T2">*Um novo perfil de bibliotecário só pode ser criado através de outro bibliotecário previamente logado no sistema;</text:span></text:p>
      <text:p text:style-name="Standard"><text:span text:style-name="T2">*O leitor cria seu próprio cadastro no sistema;</text:span></text:p>
      <text:p text:style-name="Standard"><text:span text:style-name="T2">******************************************************************************************</text:span></text:p>
      <text:p text:style-name="Standard"><text:span text:style-name="T2">******************************************************************************************</text:span></text:p>
      <text:p text:style-name="Standard"><text:span text:style-name="T5">Livro:</text:span><text:span text:style-name="T2"> Cadastrar Livro, Listar Livros, alterar dados do Livro e Inativar Livro (realizado de forma automática caso a quantidade de exemplares chegue a 0 (zero) ou caso o bibliotecário altere o status do livro manualmente para inativo *(independe do número de exemplares disponíveis));</text:span></text:p>
      <text:p text:style-name="Standard"><text:span text:style-name="T2">*O leitor somente tem permissão para visualizar os livros e seu status; </text:span></text:p>
      <text:p text:style-name="Standard"><text:span text:style-name="T2">******************************************************************************************</text:span></text:p>
      <text:p text:style-name="Standard"><text:span text:style-name="T2">******************************************************************************************</text:span></text:p>
      <text:p text:style-name="P4"><text:span text:style-name="T5">Reserva:</text:span><text:span text:style-name="T2"> Realizar nova reserva (</text:span><text:span text:style-name="T3">atribui o status “reservado”</text:span><text:span text:style-name="T2"> </text:span><text:span text:style-name="T3">para um</text:span><text:span text:style-name="T2"> mais exemplares do livro, de forma automática caso o livro não seja efetuado o empréstimo (pelo bibliotecário) em até 7 (sete) dias os devidos exemplares retornam </text:span><text:span text:style-name="T3">a serem</text:span><text:span text:style-name="T2"> disponíveis), listar reservas e cancelar reserva;</text:span></text:p>
      <text:p text:style-name="P4"><text:span text:style-name="T2">*Somente o leitor realiza a reserva dos livros, o leitor poderá visualizar somente suas reservas;</text:span></text:p>
      <text:p text:style-name="P4"><text:span text:style-name="T2">* O bibliotecário poderá somente visualizar as reservas (de todos os leitores, para poder efetuar os empréstimos);</text:span></text:p>
      <text:p text:style-name="P4"><text:span text:style-name="T2">******************************************************************************************</text:span></text:p>
      <text:p text:style-name="P4"><text:soft-page-break/><text:span text:style-name="T2">******************************************************************************************</text:span></text:p>
      <text:p text:style-name="Standard"><text:span text:style-name="T5">Empréstimo:</text:span><text:span text:style-name="T2"> realizar empréstimo, data prevista de devolução (gerada automaticamente com 14 dias após a data do empréstimo), alterar data prevista de devolução, registrar devolução, listar histórico de empréstimos (geral), listar empréstimos em atraso (marca os empréstimos atrasados em vermelho);</text:span></text:p>
      <text:p text:style-name="Standard"><text:span text:style-name="T2">*Somente o bibliotecário poderá realizar o empréstimo, alterar data de devolução e registrar a devolução do livro;</text:span></text:p>
      <text:p text:style-name="Standard"><text:span text:style-name="T2">*O leitor poderá visualizar todos os livros que lhe foram emprestados, também os livros pendentes de devolução e os em atraso.</text:span></text:p>
      <text:p text:style-name="Standard"><text:span text:style-name="T2">******************************************************************************************* </text:span></text:p>
      <text:p text:style-name="Standard"><text:span text:style-name="T2">*******************************************************************************************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iHC</meta:initial-creator>
    <meta:editing-cycles>78</meta:editing-cycles>
    <meta:creation-date>2019-09-02T22:32:00</meta:creation-date>
    <dc:date>2019-12-05T16:44:14.664000000</dc:date>
    <meta:editing-duration>PT10H33M45S</meta:editing-duration>
    <meta:generator>LibreOffice/6.2.8.2$Windows_X86_64 LibreOffice_project/f82ddfca21ebc1e222a662a32b25c0c9d20169ee</meta:generator>
    <meta:document-statistic meta:table-count="0" meta:image-count="0" meta:object-count="0" meta:page-count="2" meta:paragraph-count="27" meta:word-count="297" meta:character-count="2767" meta:non-whitespace-character-count="24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